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officeooo:paragraph-rsid="000f3c0a"/>
    </style:style>
    <style:style style:name="P2" style:family="paragraph" style:parent-style-name="Text_20_body">
      <style:paragraph-properties fo:text-align="center" style:justify-single-word="false"/>
      <style:text-properties officeooo:paragraph-rsid="000f3c0a"/>
    </style:style>
    <style:style style:name="P3" style:family="paragraph" style:parent-style-name="Text_20_body">
      <style:paragraph-properties fo:text-align="start" style:justify-single-word="false"/>
      <style:text-properties officeooo:paragraph-rsid="000fa12f"/>
    </style:style>
    <style:style style:name="P4" style:family="paragraph" style:parent-style-name="Text_20_body">
      <style:paragraph-properties fo:text-align="start" style:justify-single-word="false"/>
      <style:text-properties officeooo:paragraph-rsid="000f3c0a"/>
    </style:style>
    <style:style style:name="P5" style:family="paragraph" style:parent-style-name="Text_20_body">
      <style:text-properties officeooo:paragraph-rsid="000e0ca4"/>
    </style:style>
    <style:style style:name="P6" style:family="paragraph" style:parent-style-name="Text_20_body" style:list-style-name="L1">
      <style:text-properties officeooo:paragraph-rsid="000e0ca4"/>
    </style:style>
    <style:style style:name="P7" style:family="paragraph" style:parent-style-name="Text_20_body">
      <style:text-properties officeooo:paragraph-rsid="000d3425"/>
    </style:style>
    <style:style style:name="P8" style:family="paragraph" style:parent-style-name="Text_20_body" style:list-style-name="L1">
      <style:text-properties officeooo:paragraph-rsid="000d3425"/>
    </style:style>
    <style:style style:name="P9" style:family="paragraph" style:parent-style-name="Text_20_body">
      <style:text-properties officeooo:rsid="000d3425" officeooo:paragraph-rsid="000d3425"/>
    </style:style>
    <style:style style:name="P10" style:family="paragraph" style:parent-style-name="Text_20_body" style:list-style-name="L2">
      <style:text-properties officeooo:rsid="000d3425" officeooo:paragraph-rsid="000d3425"/>
    </style:style>
    <style:style style:name="P11" style:family="paragraph" style:parent-style-name="Text_20_body" style:list-style-name="L2">
      <style:text-properties officeooo:rsid="000ee9cd" officeooo:paragraph-rsid="000ee9cd"/>
    </style:style>
    <style:style style:name="P12" style:family="paragraph" style:parent-style-name="Text_20_body" style:list-style-name="L2">
      <style:text-properties officeooo:rsid="000f3c0a" officeooo:paragraph-rsid="000f3c0a"/>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text-properties officeooo:rsid="000d3425" officeooo:paragraph-rsid="000d3425"/>
    </style:style>
    <style:style style:name="P15" style:family="paragraph" style:parent-style-name="Text_20_body" style:list-style-name="L5">
      <style:text-properties officeooo:paragraph-rsid="000ee9cd"/>
    </style:style>
    <style:style style:name="P16" style:family="paragraph" style:parent-style-name="Text_20_body" style:list-style-name="L4">
      <style:text-properties officeooo:rsid="000e0ca4" officeooo:paragraph-rsid="000e0ca4"/>
    </style:style>
    <style:style style:name="P17" style:family="paragraph" style:parent-style-name="Text_20_body" style:list-style-name="L4"/>
    <style:style style:name="P18" style:family="paragraph" style:parent-style-name="Text_20_body" style:list-style-name="L4">
      <style:text-properties officeooo:rsid="000ee9cd" officeooo:paragraph-rsid="000ee9cd"/>
    </style:style>
    <style:style style:name="P19" style:family="paragraph" style:parent-style-name="Text_20_body">
      <style:text-properties officeooo:paragraph-rsid="000ee9cd"/>
    </style:style>
    <style:style style:name="P20" style:family="paragraph" style:parent-style-name="Text_20_body" style:list-style-name="L6">
      <style:text-properties officeooo:paragraph-rsid="000ee9cd"/>
    </style:style>
    <style:style style:name="P21" style:family="paragraph" style:parent-style-name="Text_20_body" style:list-style-name="L6">
      <style:text-properties officeooo:rsid="000ee9cd" officeooo:paragraph-rsid="000ee9cd"/>
    </style:style>
    <style:style style:name="P22" style:family="paragraph" style:parent-style-name="Heading_20_4">
      <style:text-properties officeooo:paragraph-rsid="000f3c0a"/>
    </style:style>
    <style:style style:name="P23" style:family="paragraph" style:parent-style-name="Text_20_body">
      <style:text-properties officeooo:paragraph-rsid="000f3c0a"/>
    </style:style>
    <style:style style:name="T1" style:family="text">
      <style:text-properties officeooo:rsid="000f3c0a"/>
    </style:style>
    <style:style style:name="T2" style:family="text">
      <style:text-properties fo:font-weight="normal" officeooo:rsid="000fa12f" style:font-weight-asian="normal" style:font-weight-complex="normal"/>
    </style:style>
    <style:style style:name="T3" style:family="text">
      <style:text-properties fo:font-weight="normal" officeooo:rsid="000f3c0a" style:font-weight-asian="normal" style:font-weight-complex="normal"/>
    </style:style>
    <style:style style:name="T4" style:family="text">
      <style:text-properties officeooo:rsid="000e0ca4"/>
    </style:style>
    <style:style style:name="T5" style:family="text">
      <style:text-properties officeooo:rsid="000d3425"/>
    </style:style>
    <style:style style:name="T6" style:family="text">
      <style:text-properties fo:font-weight="normal" officeooo:rsid="000e0ca4" style:font-weight-asian="normal" style:font-weight-complex="normal"/>
    </style:style>
    <style:style style:name="T7" style:family="text">
      <style:text-properties style:text-underline-style="solid" style:text-underline-width="auto" style:text-underline-color="font-color" fo:font-weight="normal" officeooo:rsid="000e0ca4" style:font-weight-asian="normal" style:font-weight-complex="normal"/>
    </style:style>
    <style:style style:name="T8" style:family="text">
      <style:text-properties fo:color="#000000" loext:opacity="100%" fo:font-style="italic" style:font-style-asian="italic" style:font-style-complex="italic"/>
    </style:style>
    <style:style style:name="T9" style:family="text">
      <style:text-properties fo:color="#000000" loext:opacity="100%" fo:font-style="italic" fo:font-weight="normal" officeooo:rsid="000d3425" style:font-style-asian="italic" style:font-weight-asian="normal" style:font-style-complex="italic" style:font-weight-complex="normal"/>
    </style:style>
    <style:style style:name="T10" style:family="text">
      <style:text-properties fo:color="#000080" loext:opacity="100%" fo:font-style="italic" fo:font-weight="normal" officeooo:rsid="000d3425" style:font-style-asian="italic" style:font-weight-asian="normal" style:font-style-complex="italic" style:font-weight-complex="normal"/>
    </style:style>
    <style:style style:name="T11" style:family="text">
      <style:text-properties officeooo:rsid="000ee9cd"/>
    </style:style>
    <style:style style:name="T12" style:family="text">
      <style:text-properties fo:font-weight="normal" officeooo:rsid="000d3425" style:font-weight-asian="normal" style:font-weight-complex="normal"/>
    </style:style>
    <style:style style:name="T13" style:family="text">
      <style:text-properties fo:font-style="italic" fo:font-weight="normal" officeooo:rsid="000e0ca4" style:font-style-asian="italic" style:font-weight-asian="normal" style:font-style-complex="italic" style:font-weight-complex="normal"/>
    </style:style>
    <style:style style:name="T14" style:family="text">
      <style:text-properties fo:font-style="italic" fo:font-weight="normal" officeooo:rsid="000ee9cd"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weight="normal" officeooo:rsid="000ee9cd"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Arborescence finale du site</text:span></text:span></text:h>
      <text:p text:style-name="P2"><text:span text:style-name="Strong_20_Emphasis"/></text:p>
      <text:p text:style-name="P3"><text:span text:style-name="Strong_20_Emphasis"><text:span text:style-name="T2">Ce qui n’a pas encore été fait sera mis en italique.</text:span></text:span></text:p>
      <text:p text:style-name="P4"><text:span text:style-name="Strong_20_Emphasis"><text:span text:style-name="T3"/></text:span></text:p>
      <text:p text:style-name="P4"><text:span text:style-name="Strong_20_Emphasis"><text:span text:style-name="T3"/></text:span></text:p>
      <text:h text:style-name="Heading_20_4" text:outline-level="4"><text:span text:style-name="Strong_20_Emphasis"><text:span text:style-name="T4">0</text:span></text:span><text:span text:style-name="Strong_20_Emphasis"><text:span text:style-name="T5">. </text:span></text:span><text:span text:style-name="Strong_20_Emphasis"><text:span text:style-name="T4">Connexion</text:span></text:span></text:h>
      <text:p text:style-name="P5"><text:span text:style-name="Strong_20_Emphasis"><text:span text:style-name="T6">Connexion à un compte d’utilisateur pour accéder au site.</text:span></text:span></text:p>
      <text:list xml:id="list2272607970" text:style-name="L1">
        <text:list-item>
          <text:p text:style-name="P6"><text:a xlink:type="simple" xlink:href="#1.1.1.2.0,5. Création de compte|outline" text:style-name="Internet_20_link" text:visited-style-name="Visited_20_Internet_20_Link"><text:span text:style-name="Strong_20_Emphasis"><text:span text:style-name="T7">Créer un compte</text:span></text:span></text:a></text:p>
        </text:list-item>
      </text:list>
      <text:h text:style-name="Heading_20_4" text:outline-level="4"><text:span text:style-name="Strong_20_Emphasis"><text:span text:style-name="T4">0,5.</text:span></text:span><text:span text:style-name="Strong_20_Emphasis"><text:span text:style-name="T5"> </text:span></text:span><text:span text:style-name="Strong_20_Emphasis"><text:span text:style-name="T4">Création de compte</text:span></text:span></text:h>
      <text:p text:style-name="P5"><text:span text:style-name="Strong_20_Emphasis"><text:span text:style-name="T6">Permet de créer un compte à l’utilisateur en fonction d’un nom, adresse mail, mot de passe et éventuellement un avatar.</text:span></text:span></text:p>
      <text:h text:style-name="Heading_20_4" text:outline-level="4"><text:span text:style-name="Strong_20_Emphasis"><text:span text:style-name="T8">1. Présentation</text:span></text:span></text:h>
      <text:p text:style-name="P7"><text:span text:style-name="Strong_20_Emphasis"><text:span text:style-name="T9">Présentation du projet et du contexte du site.</text:span></text:span></text:p>
      <text:list text:continue-numbering="true" text:style-name="L1">
        <text:list-item>
          <text:p text:style-name="P8"><text:span text:style-name="Strong_20_Emphasis"><text:span text:style-name="T9">Accès à la </text:span></text:span><text:a xlink:type="simple" xlink:href="#1.1.1.4.2. Accueil|outline" text:style-name="Internet_20_link" text:visited-style-name="Visited_20_Internet_20_Link"><text:span text:style-name="Strong_20_Emphasis"><text:span text:style-name="T10">page d’accueil</text:span></text:span></text:a></text:p>
        </text:list-item>
        <text:list-item>
          <text:p text:style-name="P8"><text:span text:style-name="Strong_20_Emphasis"><text:span text:style-name="T9">Mot de passe pour accéder au </text:span></text:span><text:a xlink:type="simple" xlink:href="#1.1.1.6.3. Liste des niveaux|outline" text:style-name="Internet_20_link" text:visited-style-name="Visited_20_Internet_20_Link"><text:span text:style-name="Strong_20_Emphasis"><text:span text:style-name="T10">chapitre</text:span></text:span></text:a><text:span text:style-name="Strong_20_Emphasis"><text:span text:style-name="T9"> secret du site</text:span></text:span></text:p>
        </text:list-item>
      </text:list>
      <text:h text:style-name="Heading_20_4" text:outline-level="4"><text:span text:style-name="Strong_20_Emphasis"><text:span text:style-name="T5">2</text:span></text:span><text:span text:style-name="Strong_20_Emphasis">. Accueil</text:span></text:h>
      <text:p text:style-name="P9">Présentation des différentes interfaces.</text:p>
      <text:list text:style-name="L2">
        <text:list-item>
          <text:p text:style-name="P10">Accès aux différents <text:a xlink:type="simple" xlink:href="#1.1.1.5.2. Liste des chapitres|outline" text:style-name="Internet_20_link" text:visited-style-name="Visited_20_Internet_20_Link">chapitres</text:a></text:p>
        </text:list-item>
        <text:list-item>
          <text:p text:style-name="P10">Accès aux <text:a xlink:type="simple" xlink:href="#1.1.1.8.5. Équipes|outline" text:style-name="Internet_20_link" text:visited-style-name="Visited_20_Internet_20_Link">équipes</text:a></text:p>
        </text:list-item>
        <text:list-item>
          <text:p text:style-name="P10">Accès au <text:a xlink:type="simple" xlink:href="#1.1.1.7.4. Classement|outline" text:style-name="Internet_20_link" text:visited-style-name="Visited_20_Internet_20_Link">classement</text:a></text:p>
        </text:list-item>
        <text:list-item>
          <text:p text:style-name="P11">Menu de navigation permettant d’accéder aux éléments précédents ainsi qu’un menu accessible en passant la souris sur notre avatar permettant de se déconnecter ou d’accéder au <text:a xlink:type="simple" xlink:href="#1.1.1.9.7. Chat d’équipe|outline" text:style-name="Internet_20_link" text:visited-style-name="Visited_20_Internet_20_Link">chat d’équipe</text:a> ainsi qu’au <text:a xlink:type="simple" xlink:href="#1.1.1.10.8. Profil|outline" text:style-name="Internet_20_link" text:visited-style-name="Visited_20_Internet_20_Link">profil de l’utilisateur</text:a></text:p>
        </text:list-item>
        <text:list-item>
          <text:p text:style-name="P12">Accès aux <text:a xlink:type="simple" xlink:href="#1.1.1.11.9. Mentions légales|outline" text:style-name="Internet_20_link" text:visited-style-name="Visited_20_Internet_20_Link">mentions légales</text:a> dans le footer</text:p>
        </text:list-item>
      </text:list>
      <text:h text:style-name="Heading_20_4" text:outline-level="4"><text:span text:style-name="Strong_20_Emphasis"><text:span text:style-name="T11">3</text:span></text:span><text:span text:style-name="Strong_20_Emphasis">. Liste des chapitres</text:span></text:h>
      <text:p text:style-name="P7"><text:span text:style-name="Strong_20_Emphasis"><text:span text:style-name="T12">Affiche la liste des chapitres possibles avec une description de ce qu’il va s’y dérouler et de l’enjeu du chapitre, les chapitres non débloqués n’afficheront pas ces informations.</text:span></text:span></text:p>
      <text:list text:style-name="L3">
        <text:list-item>
          <text:p text:style-name="P13">Liste des chapitres disponibles avec descriptions et bouton "Jouer" <text:span text:style-name="T5">pour accéder aux choix de </text:span><text:a xlink:type="simple" xlink:href="#1.1.1.6.3. Liste des niveaux|outline" text:style-name="Internet_20_link" text:visited-style-name="Visited_20_Internet_20_Link"><text:span text:style-name="T5">niveau</text:span></text:a><text:span text:style-name="T5">. Il y aura 4 ou 5 chapitres normaux plus le chapitre secret déblocable après</text:span></text:p>
        </text:list-item>
      </text:list>
      <text:h text:style-name="Heading_20_4" text:outline-level="4"><text:soft-page-break/><text:span text:style-name="Strong_20_Emphasis"><text:span text:style-name="T11">4</text:span></text:span><text:span text:style-name="Strong_20_Emphasis">. </text:span><text:span text:style-name="Strong_20_Emphasis"><text:span text:style-name="T5">Liste des niveaux</text:span></text:span></text:h>
      <text:p text:style-name="P7"><text:span text:style-name="Strong_20_Emphasis"><text:span text:style-name="T12">Après avoir sélectionné le chapitre voulu, l’utilisateur pourra choisir le niveau auquel il voudra accéder. Les niveaux déjà fait ne seront plus accessibles ou alors ils le seront mais ne permettront pas de gagner plus de points, et pour accéder à un niveau il faudra finir le précédent. Chaque chapitre comprendra un niveau bonus qui donnera une récompense ou alors juste la récompense pour féliciter d’avoir fini ce chapitre. Cette récompense permettra d’en apprendre plus sur l’histoire et le développement de notre personnage mais aussi d’avoir quelques astuces pour mieux réussir le reste des niveaux.</text:span></text:span></text:p>
      <text:list xml:id="list2356820099" text:style-name="L4">
        <text:list-item>
          <text:p text:style-name="P14">Accès aux différents niveaux du chapitre choisi</text:p>
        </text:list-item>
        <text:list-item>
          <text:p text:style-name="P14">Récompenses Bonus, <text:span text:style-name="T11">dans le cas du dernier chapitre la récompense bonus permettra de conclure l’histoire</text:span></text:p>
        </text:list-item>
        <text:list-item>
          <text:p text:style-name="P14">(éventuellement niveau bonus)</text:p>
        </text:list-item>
      </text:list>
      <text:h text:style-name="Heading_20_4" text:outline-level="4"><text:span text:style-name="Strong_20_Emphasis"><text:span text:style-name="T11">5</text:span></text:span><text:span text:style-name="Strong_20_Emphasis">. Classement</text:span></text:h>
      <text:p text:style-name="P5"><text:span text:style-name="Strong_20_Emphasis"><text:span text:style-name="T6">Classement des joueurs et équipes. </text:span></text:span><text:span text:style-name="Strong_20_Emphasis"><text:span text:style-name="T13">Le classement des équipes sera disponible avec deux modes de calculs, un par point par utilisateur et l’autre sur l’addition de tous les scores de l’équipe.</text:span></text:span></text:p>
      <text:list text:style-name="L5">
        <text:list-item>
          <text:p text:style-name="P15"><text:a xlink:type="simple" xlink:href="#1.1.1.8.5. Équipes|outline" text:style-name="Internet_20_link" text:visited-style-name="Visited_20_Internet_20_Link"><text:span text:style-name="Strong_20_Emphasis"><text:span text:style-name="T14">Détails de l’équipe</text:span></text:span></text:a></text:p>
        </text:list-item>
        <text:list-item>
          <text:p text:style-name="P15"><text:a xlink:type="simple" xlink:href="#1.1.1.10.5. Profil|outline" text:style-name="Internet_20_link" text:visited-style-name="Visited_20_Internet_20_Link"><text:span text:style-name="Strong_20_Emphasis"><text:span text:style-name="T14">Détail de l’utilisateur</text:span></text:span></text:a></text:p>
        </text:list-item>
      </text:list>
      <text:h text:style-name="Heading_20_4" text:outline-level="4"><text:span text:style-name="Strong_20_Emphasis"><text:span text:style-name="T11">6</text:span></text:span><text:span text:style-name="Strong_20_Emphasis">. Équipes</text:span></text:h>
      <text:p text:style-name="P5"><text:span text:style-name="Strong_20_Emphasis"><text:span text:style-name="T6">Tout ce qui est en rapport avec les équipes.</text:span></text:span></text:p>
      <text:list text:continue-list="list2356820099" text:style-name="L4">
        <text:list-item>
          <text:p text:style-name="P16">Création/suppression d’équipe</text:p>
        </text:list-item>
        <text:list-item>
          <text:p text:style-name="P17">Détails de l'équipe de l'utilisateur</text:p>
        </text:list-item>
        <text:list-item>
          <text:p text:style-name="P16"><text:a xlink:type="simple" xlink:href="#1.1.1.9.6. Chat d’équipe|outline" text:style-name="Internet_20_link" text:visited-style-name="Visited_20_Internet_20_Link"><text:span text:style-name="T15">Chat d’équipe</text:span></text:a></text:p>
        </text:list-item>
        <text:list-item>
          <text:p text:style-name="P18"><text:span text:style-name="T15">Demander à rejoindre une équipe/Possibilité d’accepter un joueur dans l’équipe avec possibilité d’accéder à son </text:span><text:a xlink:type="simple" xlink:href="#1.1.1.10.8. Profil|outline" text:style-name="Internet_20_link" text:visited-style-name="Visited_20_Internet_20_Link"><text:span text:style-name="T15">profil</text:span></text:a><text:span text:style-name="T15">.</text:span></text:p>
        </text:list-item>
      </text:list>
      <text:h text:style-name="Heading_20_4" text:outline-level="4"><text:span text:style-name="Strong_20_Emphasis"><text:span text:style-name="T11">7</text:span></text:span><text:span text:style-name="Strong_20_Emphasis">. </text:span><text:span text:style-name="Strong_20_Emphasis"><text:span text:style-name="T4">Chat d’équipe</text:span></text:span></text:h>
      <text:p text:style-name="P5"><text:span text:style-name="T6">Permet de discuter avec les autres membres de l’équipe.</text:span></text:p>
      <text:h text:style-name="Heading_20_4" text:outline-level="4"><text:span text:style-name="Strong_20_Emphasis"><text:span text:style-name="T11">8</text:span></text:span><text:span text:style-name="Strong_20_Emphasis">. </text:span><text:span text:style-name="Strong_20_Emphasis"><text:span text:style-name="T11">Profil</text:span></text:span></text:h>
      <text:p text:style-name="P19"><text:span text:style-name="Strong_20_Emphasis"><text:span text:style-name="T16">Affiche les informations du profil (que ce soit le profil de l’utilisateur connecté ou celui d’un autre utilisateur).</text:span></text:span></text:p>
      <text:list text:style-name="L6">
        <text:list-item>
          <text:p text:style-name="P20"><text:span text:style-name="T11">Avatar, nom, niveau, expérience totale ainsi que l’équipe.</text:span></text:p>
        </text:list-item>
        <text:list-item>
          <text:p text:style-name="P21">Si le profil est celui de l’utilisateur connecté, l’adresse email sera aussi affichée</text:p>
        </text:list-item>
      </text:list>
      <text:h text:style-name="P22" text:outline-level="4"><text:span text:style-name="Strong_20_Emphasis"><text:span text:style-name="T1">9</text:span></text:span><text:span text:style-name="Strong_20_Emphasis">. </text:span><text:span text:style-name="Strong_20_Emphasis"><text:span text:style-name="T1">Mentions légales</text:span></text:span></text:h>
      <text:p text:style-name="P23"><text:span text:style-name="Strong_20_Emphasis"><text:span text:style-name="T3">Mentions légales du sit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f3c0a" officeooo:paragraph-rsid="000f3c0a"/>
    </style:style>
    <style:style style:name="MT1" style:family="text">
      <style:text-properties officeooo:rsid="000fa12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Équipe <text:span text:style-name="MT1">Askey</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2T10:04:38.412000000</meta:creation-date>
    <dc:date>2024-12-12T10:50:56.769000000</dc:date>
    <meta:editing-duration>PT3M57S</meta:editing-duration>
    <meta:editing-cycles>1</meta:editing-cycles>
    <meta:document-statistic meta:table-count="0" meta:image-count="0" meta:object-count="0" meta:page-count="2" meta:paragraph-count="46" meta:word-count="478" meta:character-count="2933" meta:non-whitespace-character-count="2521"/>
    <meta:generator>LibreOffice/24.8.3.2$Windows_X86_64 LibreOffice_project/48a6bac9e7e268aeb4c3483fcf825c94556d9f92</meta:generator>
  </office:meta>
</office:document-meta>
</file>